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VJNZcG4Rvd6rWeItNmho5u0wHh2jUB0a4Dw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18:57.156313478</meta:creation-date>
    <dc:date>2023-07-11T15:20:21.923313496</dc:date>
    <meta:editing-duration>PT1M2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